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DB Office" svg:font-family="'DB Office'" style:font-family-generic="swiss" style:font-pitch="variable"/>
  </office:font-face-decls>
  <office:automatic-styles>
    <style:style style:name="P1" style:family="paragraph" style:parent-style-name="Header">
      <style:text-properties style:font-name="DB Office" fo:font-weight="bold" style:font-weight-asian="bold" style:font-weight-complex="bold"/>
    </style:style>
    <style:style style:name="P2" style:family="paragraph" style:parent-style-name="Footer">
      <style:paragraph-properties fo:text-align="center" style:justify-single-word="false"/>
      <style:text-properties style:font-name="DB Office" fo:font-size="11pt" style:font-size-asian="11pt" style:font-size-complex="11pt"/>
    </style:style>
    <style:style style:name="P3" style:family="paragraph" style:parent-style-name="Preformatted_20_Text">
      <style:paragraph-properties fo:margin-top="0cm" fo:margin-bottom="0.3cm" loext:contextual-spacing="false"/>
      <style:text-properties style:font-name="DB Office" fo:font-size="11pt" style:text-underline-style="solid" style:text-underline-width="auto" style:text-underline-color="font-color" fo:font-weight="normal" style:font-size-asian="11pt" style:font-weight-asian="normal" style:font-size-complex="11pt" style:font-weight-complex="normal"/>
    </style:style>
    <style:style style:name="P4" style:family="paragraph" style:parent-style-name="Preformatted_20_Text">
      <style:paragraph-properties fo:margin-top="0cm" fo:margin-bottom="0.3cm" loext:contextual-spacing="false"/>
      <style:text-properties style:font-name="DB Office" fo:font-size="11pt" fo:font-weight="normal" style:font-size-asian="11pt" style:font-weight-asian="normal" style:font-size-complex="11pt" style:font-weight-complex="normal"/>
    </style:style>
    <style:style style:name="P5" style:family="paragraph" style:parent-style-name="Preformatted_20_Text" style:list-style-name="L1">
      <style:paragraph-properties fo:margin-top="0cm" fo:margin-bottom="0.3cm" loext:contextual-spacing="false"/>
      <style:text-properties style:font-name="DB Office" fo:font-size="11pt" fo:font-weight="normal" style:font-size-asian="11pt" style:font-weight-asian="normal" style:font-size-complex="11pt" style:font-weight-complex="normal"/>
    </style:style>
    <style:style style:name="P6" style:family="paragraph" style:parent-style-name="Preformatted_20_Text" style:list-style-name="L2">
      <style:paragraph-properties fo:margin-top="0cm" fo:margin-bottom="0.3cm" loext:contextual-spacing="false"/>
      <style:text-properties style:font-name="DB Office" fo:font-size="11pt" fo:font-weight="normal" style:font-size-asian="11pt" style:font-weight-asian="normal" style:font-size-complex="11pt" style:font-weight-complex="normal"/>
    </style:style>
    <style:style style:name="P7" style:family="paragraph" style:parent-style-name="Preformatted_20_Text" style:list-style-name="L2">
      <style:paragraph-properties fo:margin-top="0cm" fo:margin-bottom="0.3cm" loext:contextual-spacing="false"/>
      <style:text-properties style:font-name="DB Office" fo:font-size="11pt" fo:font-weight="normal" officeooo:paragraph-rsid="001f7a20" style:font-size-asian="11pt" style:font-weight-asian="normal" style:font-size-complex="11pt" style:font-weight-complex="normal"/>
    </style:style>
    <style:style style:name="P8" style:family="paragraph" style:parent-style-name="Preformatted_20_Text" style:list-style-name="L2">
      <style:paragraph-properties fo:margin-top="0cm" fo:margin-bottom="0.3cm" loext:contextual-spacing="false"/>
      <style:text-properties style:font-name="DB Office" fo:font-size="11pt" fo:font-weight="normal" officeooo:paragraph-rsid="00256adf" style:font-size-asian="11pt" style:font-weight-asian="normal" style:font-size-complex="11pt" style:font-weight-complex="normal"/>
    </style:style>
    <style:style style:name="P9" style:family="paragraph" style:parent-style-name="Preformatted_20_Text" style:list-style-name="L2">
      <style:paragraph-properties fo:margin-top="0cm" fo:margin-bottom="0.3cm" loext:contextual-spacing="false"/>
      <style:text-properties style:font-name="DB Office" fo:font-size="11pt" fo:font-weight="normal" officeooo:rsid="002e6f4d" officeooo:paragraph-rsid="002e6f4d" style:font-size-asian="11pt" style:font-weight-asian="normal" style:font-size-complex="11pt" style:font-weight-complex="normal"/>
    </style:style>
    <style:style style:name="P10" style:family="paragraph" style:parent-style-name="Preformatted_20_Text" style:list-style-name="L2">
      <style:paragraph-properties fo:margin-top="0cm" fo:margin-bottom="0.3cm" loext:contextual-spacing="false" fo:text-align="justify" style:justify-single-word="false"/>
      <style:text-properties style:font-name="DB Office" fo:font-size="11pt" fo:font-weight="normal" officeooo:paragraph-rsid="00333267" style:font-size-asian="11pt" style:font-weight-asian="normal" style:font-size-complex="11pt" style:font-weight-complex="normal"/>
    </style:style>
    <style:style style:name="P11" style:family="paragraph" style:parent-style-name="Preformatted_20_Text">
      <style:paragraph-properties fo:margin-top="0cm" fo:margin-bottom="0.3cm" loext:contextual-spacing="false"/>
      <style:text-properties style:font-name="DB Office" fo:font-size="11pt" fo:font-weight="normal" officeooo:rsid="00303c4c" officeooo:paragraph-rsid="00333267" style:font-size-asian="11pt" style:font-weight-asian="normal" style:font-size-complex="11pt" style:font-weight-complex="normal"/>
    </style:style>
    <style:style style:name="P12" style:family="paragraph" style:parent-style-name="Preformatted_20_Text">
      <style:paragraph-properties fo:margin-top="0cm" fo:margin-bottom="0.3cm" loext:contextual-spacing="false"/>
      <style:text-properties style:font-name="DB Office" fo:font-size="11pt" fo:font-weight="normal" officeooo:rsid="00333267" officeooo:paragraph-rsid="00333267" style:font-size-asian="11pt" style:font-weight-asian="normal" style:font-size-complex="11pt" style:font-weight-complex="normal"/>
    </style:style>
    <style:style style:name="T1" style:family="text">
      <style:text-properties officeooo:rsid="001e550e"/>
    </style:style>
    <style:style style:name="T2" style:family="text">
      <style:text-properties officeooo:rsid="002f5a3f"/>
    </style:style>
    <style:style style:name="T3" style:family="text">
      <style:text-properties fo:font-weight="normal" style:font-weight-asian="normal" style:font-weight-complex="normal"/>
    </style:style>
    <style:style style:name="T4" style:family="text">
      <style:text-properties officeooo:rsid="001f7a20"/>
    </style:style>
    <style:style style:name="T5" style:family="text">
      <style:text-properties officeooo:rsid="00215c93"/>
    </style:style>
    <style:style style:name="T6" style:family="text">
      <style:text-properties style:text-underline-style="solid" style:text-underline-width="auto" style:text-underline-color="font-color"/>
    </style:style>
    <style:style style:name="T7" style:family="text">
      <style:text-properties officeooo:rsid="002696d0"/>
    </style:style>
    <style:style style:name="T8" style:family="text">
      <style:text-properties officeooo:rsid="0026a607"/>
    </style:style>
    <style:style style:name="T9" style:family="text">
      <style:text-properties officeooo:rsid="0028e15e"/>
    </style:style>
    <style:style style:name="T10" style:family="text">
      <style:text-properties officeooo:rsid="002bd492"/>
    </style:style>
    <style:style style:name="T11" style:family="text">
      <style:text-properties officeooo:rsid="002e6f4d"/>
    </style:style>
    <style:style style:name="T12" style:family="text">
      <style:text-properties officeooo:rsid="00303c4c"/>
    </style:style>
    <style:style style:name="T13" style:family="text">
      <style:text-properties officeooo:rsid="00325582"/>
    </style:style>
    <style:style style:name="T14" style:family="text">
      <style:text-properties officeooo:rsid="0033a7ce"/>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oraussetzungen:</text:p>
      <text:list xml:id="list2551528277981543330" text:style-name="L1">
        <text:list-item>
          <text:p text:style-name="P5">EKB (<text:span text:style-name="T6">E</text:span>in-<text:span text:style-name="T6">K</text:span>lick-<text:span text:style-name="T6">B</text:span>ackup) wurde mit dBase Plus v 2.8 programmiert und kompiliert. Voraussetzung für Installation und Betrieb ist Microsoft Windows sowie ein Programm zum Anzeigen von PDF-Dateien.</text:p>
        </text:list-item>
      </text:list>
      <text:p text:style-name="P3">Funktion:</text:p>
      <text:list xml:id="list4661835362489460868" text:style-name="L2">
        <text:list-item>
          <text:p text:style-name="P7">Das Programm erwartet verschiedene Eingaben:<text:line-break/>Es müssen die Verzeichnisse für die Quellen und das Ziel angegeben werden. Beispiele:<text:line-break/>Zum Sichern der Daten im Verzeichnis C:\nonbku ist „C:\nonbku“ <text:span text:style-name="T4">ohne abschließenden Backslash</text:span> <text:span text:style-name="T4">einzugeben</text:span>. Zum Sichern des kompletten Laufwerks D: ist „<text:span text:style-name="T4">D:“ ohne abschließenden Backslash</text:span> <text:span text:style-name="T4">einzugeben</text:span>.<text:line-break/><text:line-break/>Es können zwei Ausschlüsse angegeben werden. Beispiele:<text:line-break/>Die Angabe <text:s/>Thumbs.db <text:s/>schließt alle Dateien mit dem Dateinamen Thumbs.db aus.<text:line-break/>Die Angabe <text:s/>.wdmc <text:s/>schließt alle Dateien und Verzeichnisse mit dem Namen .wdmc aus.</text:p>
        </text:list-item>
        <text:list-item>
          <text:p text:style-name="P9">Es kann angegeben werden, dass der PC nach Abschluss des Backups herunterfahren soll.</text:p>
        </text:list-item>
        <text:list-item>
          <text:p text:style-name="P6">Das Zielverzeichnis muss, falls noch nicht vorhanden, vor dem ersten Lauf des Programms<text:line-break/>angelegt werden.</text:p>
        </text:list-item>
        <text:list-item>
          <text:p text:style-name="P8">Nach Betätigen der Schaltfläche "EKB ausführen !" erstellt das Programm bei seinem ersten Start ein Vollbackup. Alle weiteren Programmläufe aktualisierten dieses Backup nur noch, wenn die Einstellungen für Quellen und Ziel beibehalten werden.<text:line-break/><text:line-break/>Dateien, welche in den Quellen gelöscht wurden, werden dabei auch aus dem Backup entfernt.<text:line-break/>Die wesentliche Besonderheit von EKB ist, dass diese Dateien im Backup nicht gelöscht, sondern im Unterverzeichnis „_x_“ im Zielverzeichnis gesammelt werden.<text:line-break/>Diese Sammlung ersetzt auf einfache Weise die sonst oftmals übliche Verwendung von Backups<text:line-break/>mit mehreren Generationen. Sie bietet die Möglichkeit, versehentlich gelöschte Dateien wieder herzustellen.<text:line-break/>Die Größe der Sammlung wird nur durch die Größe des Backup-Laufwerks begrenzt. Bei der Verwendung moderner großer Festplatten können also sehr viele Dateien sehr lange gesammelt werden. Damit sind versehentlich gelöschte Dateien noch sehr lange verfügbar.<text:line-break/>Bestechend an diesem Konzept ist, dass die Verfügbarkeit von Daten nicht nach einer überschaubaren Anzahl von Backup-<text:span text:style-name="T5">G</text:span>enerationen erlischt.<text:line-break/>Nachteilig ist, dass die Sammlung im Unterverzeichnis „_x_“ in Abständen, ggf. nach bestimmten Regeln, manuell bereinigt werden muss, <text:span text:style-name="T5">wenn das Backup-Laufwerk zu wenig freien Speicherplatz aufweisen sollte</text:span> … <text:line-break/><text:span text:style-name="T10">Zu beachten ist außerdem, dass von wiederholt angelegten und wieder gelöschten oder häufig geänderten Dateien mit gleichem Pfad und Dateinamen nur ein vorheriger Stand im Unterverzeichnis „_x_“ gespeichert wird.<text:line-break/>EKB ist somit gut zum Sichern großer Dateisammlungen geeignet, weniger jedoch zum Sichern von Daten, welche häufig geändert werden.</text:span></text:p>
        </text:list-item>
        <text:list-item>
          <text:p text:style-name="P10">Beim Erstellen eines Backups wird im Einzelnen ausgeführt:<text:line-break/>- Die ggf. noch vorhandene Logdatei (log.txt) der letzten Ausführung eines Backups wird gelöscht.<text:line-break/>- Danach werden die Eingaben von Quellen und Ziel als Konfiguration für den nächsten<text:line-break/> <text:s/>Programmstart gesichert (ekb.cfg).<text:line-break/>- Aus den Eingaben von Quellen und Ziel wird eine Batchdatei (backup.cmd) erstellt.<text:line-break/>- Diese <text:span text:style-name="T7">Batchd</text:span>atei wird anschließend <text:span text:style-name="T7">gestartet. Die enthaltenen Befehle verwenden rsync.exe<text:line-break/> <text:s/></text:span>zum Erstellen des Backups.<text:line-break/>- Es wird eine Logdatei erstellt (log.txt).<text:line-break/>- <text:span text:style-name="T11">Ab</text:span>schließend <text:span text:style-name="T11">wird die Logdatei </text:span>angezeigt <text:span text:style-name="T11">oder der PC heruntergefahren</text:span>.<text:line-break/><text:line-break/><text:line-break/></text:p>
        </text:list-item>
      </text:list>
      <text:p text:style-name="P3"><text:soft-page-break/>Bekannte Probleme:</text:p>
      <text:list xml:id="list82508509327605" text:continue-numbering="true" text:style-name="L2">
        <text:list-item>
          <text:p text:style-name="P6">EKB / rsync verarbeitet nur Dateinamen / Pfade mit einer Länge bis zu 255 Zeichen.<text:line-break/>Ggf. auftretende Fehler können der Logdatei entnommen werden (<text:span text:style-name="T13">F</text:span>ile name t<text:span text:style-name="T8">o</text:span>o long …)<text:line-break/>und sollten <text:span text:style-name="T7">vor dem nächsten eines Backups </text:span>manuell im Datenbestand korrigiert werden.</text:p>
        </text:list-item>
        <text:list-item>
          <text:p text:style-name="P6">Möglicherweise möchte die Windows-Firewall die Verwendung von rsync blockieren.<text:line-break/>Die Verwendung von rsync muss in diesem Fall zugelassen werden.</text:p>
        </text:list-item>
        <text:list-item>
          <text:p text:style-name="P6">Der Virenscanner von Kaspersky reagiert <text:span text:style-name="T9">mitunter </text:span>„allergisch“ auf <text:span text:style-name="T9">das Verhalten von </text:span>rsync.<text:span text:style-name="T9">exe<text:line-break/></text:span>und versch<text:span text:style-name="T9">ie</text:span>b<text:span text:style-name="T9">t</text:span> <text:span text:style-name="T7">diese Datei </text:span>in Quarantäne. <text:span text:style-name="T9">Abhilfe:<text:line-break/>EKB neu starten; dabei wird rsync.exe wieder hergestellt.</text:span><text:line-break/>Empfehlenswert ist diesem Fall die Verwendung eines anderen Virenscanners. Der Windows-Defender moderner Windows-Versionen sollte oftmals genügen …</text:p>
        </text:list-item>
      </text:list>
      <text:p text:style-name="P3">Anmerkung<text:span text:style-name="T12">en</text:span>:</text:p>
      <text:p text:style-name="P11"><text:span text:style-name="T14">EKB</text:span> ist bei GitHub veröffentlicht, <text:span text:style-name="T14">siehe</text:span> <text:a xlink:type="simple" xlink:href="https://github.com/LutzLR/EKB" text:style-name="Internet_20_link" text:visited-style-name="Visited_20_Internet_20_Link">https://github.com/LutzLR/EKB</text:a> .</text:p>
      <text:p text:style-name="P12">Rsync ist freie Software, siehe u. a.:<text:line-break/><text:tab/><text:a xlink:type="simple" xlink:href="https://de.wikipedia.org/wiki/Rsync" text:style-name="Internet_20_link" text:visited-style-name="Visited_20_Internet_20_Link">https://de.wikipedia.org/wiki/Rsync</text:a><text:line-break/><text:tab/><text:a xlink:type="simple" xlink:href="https://rsync.samba.org/GPL.html" text:style-name="Internet_20_link" text:visited-style-name="Visited_20_Internet_20_Link">https://rsync.samba.org/GPL.html</text:a></text:p>
      <text:p text:style-name="P4">Vom Programmautor wird keine Haftung für Fehler und Schäden aus der Installation und Nutzung dieses Software übernommen. Hinweise auf Programmfehler sowie Anregungen für die Weiterentwicklung werden dankend entgegengenommen von:<text:line-break/><text:line-break/><text:tab/>Dipl.-Ing. (FH) Lutz Richter<text:line-break/><text:tab/>eMail: Lutz.L.Richter@freenet.de<text:line-break/><text:line-break/><text:tab/>Lutz Richter, <text:span text:style-name="T2">19</text:span>.<text:span text:style-name="T9">06</text:span>.201<text:span text:style-name="T9">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DB Office" svg:font-family="'DB Office'"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Footnote_20_Symbol" style:display-name="Foot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DB Office" fo:font-weight="bold" style:font-weight-asian="bold" style:font-weight-complex="bold"/>
    </style:style>
    <style:style style:name="MP2" style:family="paragraph" style:parent-style-name="Footer">
      <style:paragraph-properties fo:text-align="center" style:justify-single-word="false"/>
      <style:text-properties style:font-name="DB Office" fo:font-size="11pt" style:font-size-asian="11pt" style:font-size-complex="11pt"/>
    </style:style>
    <style:style style:name="MT1" style:family="text">
      <style:text-properties officeooo:rsid="001e550e"/>
    </style:style>
    <style:style style:name="MT2" style:family="text">
      <style:text-properties officeooo:rsid="002f5a3f"/>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1.6cm" fo:margin-bottom="1.6cm" fo:margin-left="2cm" fo:margin-right="1.1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shadow="none" fo:background-color="#ffffcc" style:dynamic-spacing="false" draw:fill="solid" draw:fill-color="#ffffcc" draw:opacity="100%"/>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KB, Version <text:span text:style-name="MT1">3</text:span>.<text:span text:style-name="MT2">2</text:span><text:span text:style-name="MT3"> <text:s/>- <text:s/>ein kleines Programm zum Thema Backup</text:span></text:p>
      </style:header>
      <style:footer>
        <text:p text:style-name="MP2">Seite <text:page-number text:select-page="current">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creation-date>2006-05-27T18:23:25</meta:creation-date>
    <dc:date>2017-06-18T08:25:06.500000000</dc:date>
    <dc:language>de-DE</dc:language>
    <meta:editing-cycles>56</meta:editing-cycles>
    <meta:editing-duration>PT7H8M13S</meta:editing-duration>
    <dc:creator>Lutz Richter</dc:creator>
    <meta:document-statistic meta:table-count="0" meta:image-count="0" meta:object-count="0" meta:page-count="2" meta:paragraph-count="18" meta:word-count="619" meta:character-count="4545" meta:non-whitespace-character-count="3930"/>
    <meta:user-defined meta:name="Info 1"/>
    <meta:user-defined meta:name="Info 2"/>
    <meta:user-defined meta:name="Info 3"/>
    <meta:user-defined meta:name="Info 4"/>
  </office:meta>
</office:document-meta>
</file>